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7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</text:p>
          </table:table-cell>
          <table:covered-table-cell table:style-name="ce13"/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?/?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4:.O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:.O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6:.O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:.O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8:.O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:.O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0:.O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1:.O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2:.O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3:.O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4:.O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5:.O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6:.O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7:.O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8:.O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9:.O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20:.O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21:.O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2:.O2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3:.O2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5:.O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6:.O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7:.O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8:.O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9:.O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0:.O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1:.O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32:.O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33:.O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34:.O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35:.O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36:.O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7:.O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8:.O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9:.O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0:.O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1:.O4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3:.O4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44:.O4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45:.O4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6:.O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7:.O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8:.O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9:.O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0:.O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1:.O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2:.O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3:.O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4:.O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5:.O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6:.O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7:.O5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58:.O5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59:.O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60:.O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61:.O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2:.O6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4:.O6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5:.O6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6:.O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7:.O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8:.O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9:.O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0:.O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1:.O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2:.O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3:.O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4:.O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5:.O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6:.O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7:.O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8:.O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9:.O7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0:.O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1:.O8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2:.O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3:.O8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5:.O8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6:.O8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87:.O8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88:.O8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89:.O8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0:.O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1:.O9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2:.O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3:.O9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4:.O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5:.O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6:.O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7:.O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8:.O9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9:.O9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0:.O10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1:.O10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102:.O10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03:.O10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04:.O104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05])" office:value-type="float" office:value="10" calcext:value-type="float">
            <text:p>10</text:p>
          </table:table-cell>
          <table:table-cell table:style-name="ce7" table:formula="of:=SUM([.E4:.E105])" office:value-type="float" office:value="10" calcext:value-type="float">
            <text:p>10</text:p>
          </table:table-cell>
          <table:table-cell table:style-name="ce10" table:formula="of:=SUM([.F4:.F105])" office:value-type="float" office:value="10" calcext:value-type="float">
            <text:p>10</text:p>
          </table:table-cell>
          <table:table-cell table:style-name="ce10" table:formula="of:=SUM([.G4:.G105])" office:value-type="float" office:value="10" calcext:value-type="float">
            <text:p>10</text:p>
          </table:table-cell>
          <table:table-cell table:style-name="ce7" table:formula="of:=SUM([.H4:.H105])" office:value-type="float" office:value="10" calcext:value-type="float">
            <text:p>10</text:p>
          </table:table-cell>
          <table:table-cell table:style-name="ce7" table:formula="of:=SUM([.I4:.I105])" office:value-type="float" office:value="10" calcext:value-type="float">
            <text:p>10</text:p>
          </table:table-cell>
          <table:table-cell table:style-name="ce10" table:formula="of:=SUM([.J4:.J105])" office:value-type="float" office:value="10" calcext:value-type="float">
            <text:p>10</text:p>
          </table:table-cell>
          <table:table-cell table:style-name="ce7" table:formula="of:=SUM([.K4:.K105])" office:value-type="float" office:value="10" calcext:value-type="float">
            <text:p>10</text:p>
          </table:table-cell>
          <table:table-cell table:style-name="ce10" table:formula="of:=SUM([.L4:.L105])" office:value-type="float" office:value="10" calcext:value-type="float">
            <text:p>10</text:p>
          </table:table-cell>
          <table:table-cell table:style-name="ce7" table:formula="of:=SUM([.M4:.M105])" office:value-type="float" office:value="10" calcext:value-type="float">
            <text:p>10</text:p>
          </table:table-cell>
          <table:table-cell table:style-name="ce7" table:formula="of:=SUM([.N4:.N105])" office:value-type="float" office:value="10" calcext:value-type="float">
            <text:p>10</text:p>
          </table:table-cell>
          <table:table-cell table:style-name="ce4"/>
          <table:table-cell table:style-name="ce2" table:formula="of:=SUM([.P4:.P105])" office:value-type="float" office:value="110" calcext:value-type="float">
            <text:p>110</text:p>
          </table:table-cell>
        </table:table-row>
        <table:table-row table:style-name="ro1" table:number-rows-repeated="104846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4:17:18.146685564</dc:date>
    <meta:editing-duration>PT3H49M2S</meta:editing-duration>
    <meta:editing-cycles>32</meta:editing-cycles>
    <meta:generator>LibreOffice/7.3.7.2$Linux_X86_64 LibreOffice_project/30$Build-2</meta:generator>
    <meta:document-statistic meta:table-count="1" meta:cell-count="556" meta:object-count="0"/>
  </office:meta>
</office:document-meta>
</file>